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fo:background-color="#63bbee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fo:background-color="#92e285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4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5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6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7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8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19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3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4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5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6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27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28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29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0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1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2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3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4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6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/>
          <table:table-cell table:style-name="ce26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8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6" office:value-type="string" calcext:value-type="string" table:number-columns-spanned="3" table:number-rows-spanned="1">
            <text:p>Enabled</text:p>
          </table:table-cell>
          <table:covered-table-cell table:number-columns-repeated="2" table:style-name="ce26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8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8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28" office:value-type="string" calcext:value-type="string">
            <text:p>BRANCH</text:p>
          </table:table-cell>
          <table:table-cell table:style-name="ce26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R</text:p>
          </table:table-cell>
          <table:table-cell table:style-name="ce17" office:value-type="string" calcext:value-type="string" table:number-columns-spanned="3" table:number-rows-spanned="1">
            <text:p>Protected Read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8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W</text:p>
          </table:table-cell>
          <table:table-cell table:style-name="ce17" office:value-type="string" calcext:value-type="string" table:number-columns-spanned="3" table:number-rows-spanned="1">
            <text:p>Protected Wri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X</text:p>
          </table:table-cell>
          <table:table-cell table:style-name="ce17" office:value-type="string" calcext:value-type="string" table:number-columns-spanned="3" table:number-rows-spanned="1">
            <text:p>Protected Execu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B</text:p>
          </table:table-cell>
          <table:table-cell table:style-name="ce14"/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8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8"/>
          <table:table-cell table:number-columns-repeated="5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8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7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7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6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8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7"/>
          <table:table-cell table:style-name="ce64"/>
          <table:table-cell table:style-name="Default"/>
          <table:table-cell table:number-columns-repeated="16355"/>
        </table:table-row>
        <table:table-row table:style-name="ro1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6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6" office:value-type="string" calcext:value-type="string">
            <text:p>Absolute</text:p>
          </table:table-cell>
          <table:table-cell table:style-name="ce26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6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6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8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8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8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6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8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6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6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6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8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8" office:value-type="string" calcext:value-type="string">
            <text:p>Struct</text:p>
          </table:table-cell>
          <table:table-cell table:style-name="ce8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8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8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6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8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table:number-columns-repeated="3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 imm8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2" office:value-type="string" calcext:value-type="string">
            <text:p>mvtcs r16</text:p>
          </table:table-cell>
          <table:table-cell table:style-name="ce57" table:content-validation-name="val23" office:value-type="string" calcext:value-type="string">
            <text:p>mvtstd r32</text:p>
          </table:table-cell>
          <table:table-cell table:style-name="ce57" table:number-columns-repeated="6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3" office:value-type="string" calcext:value-type="string">
            <text:p>mveq r32, r32, r8, imm8</text:p>
          </table:table-cell>
          <table:table-cell table:style-name="ce57" table:content-validation-name="val14" office:value-type="string" calcext:value-type="string">
            <text:p>mveq r32, r32, r16, imm16</text:p>
          </table:table-cell>
          <table:table-cell table:style-name="ce57" table:content-validation-name="val15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0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6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4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7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5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8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6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1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table:number-columns-repeated="6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2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19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0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27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29" office:value-type="string" calcext:value-type="string">
            <text:p>bt r8</text:p>
          </table:table-cell>
          <table:table-cell table:style-name="ce57" table:content-validation-name="val33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1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28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4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9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8</text:p>
          </table:table-cell>
          <table:table-cell table:style-name="ce57" office:value-type="string" calcext:value-type="string">
            <text:p>in r16, r8</text:p>
          </table:table-cell>
          <table:table-cell table:style-name="ce57" office:value-type="string" calcext:value-type="string">
            <text:p>in r32, r8</text:p>
          </table:table-cell>
          <table:table-cell table:style-name="ce57"/>
          <table:table-cell table:style-name="ce57" office:value-type="string" calcext:value-type="string">
            <text:p>out r8, r8</text:p>
          </table:table-cell>
          <table:table-cell table:style-name="ce57" office:value-type="string" calcext:value-type="string">
            <text:p>out r8, r16</text:p>
          </table:table-cell>
          <table:table-cell table:style-name="ce57" office:value-type="string" calcext:value-type="string">
            <text:p>out r8, r32</text:p>
          </table:table-cell>
          <table:table-cell table:style-name="ce57"/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 table:number-columns-repeated="16348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im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im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im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16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im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16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im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im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xchgs r32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number-columns-repeated="16341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xchg r32, r32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y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38" table:formula="of:=CONCATENATE([.C3])" office:value-type="string" office:string-value="nop" calcext:value-type="string">
            <text:p>nop</text:p>
          </table:table-cell>
          <table:table-cell table:style-name="ce57" table:formula="of:=CONCATENATE([.D3])">
            <text:p/>
          </table:table-cell>
          <table:table-cell table:style-name="ce57" table:formula="of:=CONCATENATE([.E3])">
            <text:p/>
          </table:table-cell>
          <table:table-cell table:style-name="ce57" table:formula="of:=CONCATENATE([.F3])">
            <text:p/>
          </table:table-cell>
          <table:table-cell table:style-name="ce57" table:formula="of:=CONCATENATE([.G3])" office:value-type="string" office:string-value="jaes imm32" calcext:value-type="string">
            <text:p>jaes imm32</text:p>
          </table:table-cell>
          <table:table-cell table:style-name="ce57" table:formula="of:=CONCATENATE([.H3])" office:value-type="string" office:string-value="jaes r32" calcext:value-type="string">
            <text:p>jaes r32</text:p>
          </table:table-cell>
          <table:table-cell table:style-name="ce57" table:formula="of:=CONCATENATE([.I3])" office:value-type="string" office:string-value="jads imm32" calcext:value-type="string">
            <text:p>jads imm32</text:p>
          </table:table-cell>
          <table:table-cell table:style-name="ce57" table:formula="of:=CONCATENATE([.J3])" office:value-type="string" office:string-value="jads r32" calcext:value-type="string">
            <text:p>jads r32</text:p>
          </table:table-cell>
          <table:table-cell table:style-name="ce57" table:formula="of:=CONCATENATE([.K3])" office:value-type="string" office:string-value="jaep imm32" calcext:value-type="string">
            <text:p>jaep imm32</text:p>
          </table:table-cell>
          <table:table-cell table:style-name="ce57" table:formula="of:=CONCATENATE([.L3])" office:value-type="string" office:string-value="jaep r32" calcext:value-type="string">
            <text:p>jaep r32</text:p>
          </table:table-cell>
          <table:table-cell table:style-name="ce57" table:formula="of:=CONCATENATE([.M3])" office:value-type="string" office:string-value="jadp imm32" calcext:value-type="string">
            <text:p>jadp imm32</text:p>
          </table:table-cell>
          <table:table-cell table:style-name="ce57" table:formula="of:=CONCATENATE([.N3])" office:value-type="string" office:string-value="jadp r32" calcext:value-type="string">
            <text:p>jadp r32</text:p>
          </table:table-cell>
          <table:table-cell table:style-name="ce57" table:formula="of:=CONCATENATE([.O3])" office:value-type="string" office:string-value="jasp imm32" calcext:value-type="string">
            <text:p>jasp imm32</text:p>
          </table:table-cell>
          <table:table-cell table:style-name="ce57" table:formula="of:=CONCATENATE([.P3])" office:value-type="string" office:string-value="jasp r32" calcext:value-type="string">
            <text:p>jasp r32</text:p>
          </table:table-cell>
          <table:table-cell table:style-name="ce57" table:formula="of:=CONCATENATE([.Q3])" office:value-type="string" office:string-value="seti" calcext:value-type="string">
            <text:p>seti</text:p>
          </table:table-cell>
          <table:table-cell table:style-name="ce57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2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2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57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57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57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57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57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57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38" table:formula="of:=CONCATENATE([.C4])" office:value-type="string" office:string-value="setc" calcext:value-type="string">
            <text:p>setc</text:p>
          </table:table-cell>
          <table:table-cell table:style-name="ce38" table:formula="of:=CONCATENATE([.D4])" office:value-type="string" office:string-value="clrc" calcext:value-type="string">
            <text:p>clrc</text:p>
          </table:table-cell>
          <table:table-cell table:style-name="ce38" table:formula="of:=CONCATENATE([.E4])" office:value-type="string" office:string-value="setb" calcext:value-type="string">
            <text:p>setb</text:p>
          </table:table-cell>
          <table:table-cell table:style-name="ce38" table:formula="of:=CONCATENATE([.F4])" office:value-type="string" office:string-value="clrb" calcext:value-type="string">
            <text:p>clrb</text:p>
          </table:table-cell>
          <table:table-cell table:style-name="ce38" table:formula="of:=CONCATENATE([.G4])" office:value-type="string" office:string-value="setv" calcext:value-type="string">
            <text:p>setv</text:p>
          </table:table-cell>
          <table:table-cell table:style-name="ce38" table:formula="of:=CONCATENATE([.H4])" office:value-type="string" office:string-value="clrv" calcext:value-type="string">
            <text:p>clrv</text:p>
          </table:table-cell>
          <table:table-cell table:style-name="ce38" table:formula="of:=CONCATENATE([.I4])" office:value-type="string" office:string-value="setn" calcext:value-type="string">
            <text:p>setn</text:p>
          </table:table-cell>
          <table:table-cell table:style-name="ce38" table:formula="of:=CONCATENATE([.J4])" office:value-type="string" office:string-value="clrn" calcext:value-type="string">
            <text:p>clrn</text:p>
          </table:table-cell>
          <table:table-cell table:style-name="ce38" table:formula="of:=CONCATENATE([.K4])" office:value-type="string" office:string-value="setz" calcext:value-type="string">
            <text:p>setz</text:p>
          </table:table-cell>
          <table:table-cell table:style-name="ce38" table:formula="of:=CONCATENATE([.L4])" office:value-type="string" office:string-value="clrz" calcext:value-type="string">
            <text:p>clrz</text:p>
          </table:table-cell>
          <table:table-cell table:style-name="ce38" table:formula="of:=CONCATENATE([.M4])" office:value-type="string" office:string-value="seto" calcext:value-type="string">
            <text:p>seto</text:p>
          </table:table-cell>
          <table:table-cell table:style-name="ce38" table:formula="of:=CONCATENATE([.N4])" office:value-type="string" office:string-value="clro" calcext:value-type="string">
            <text:p>clro</text:p>
          </table:table-cell>
          <table:table-cell table:style-name="ce38" table:formula="of:=CONCATENATE([.O4])" office:value-type="string" office:string-value="togc" calcext:value-type="string">
            <text:p>togc</text:p>
          </table:table-cell>
          <table:table-cell table:style-name="ce38" table:formula="of:=CONCATENATE([.P4])" office:value-type="string" office:string-value="togn" calcext:value-type="string">
            <text:p>togn</text:p>
          </table:table-cell>
          <table:table-cell table:style-name="ce38" table:formula="of:=CONCATENATE([.Q4])" office:value-type="string" office:string-value="togz" calcext:value-type="string">
            <text:p>togz</text:p>
          </table:table-cell>
          <table:table-cell table:style-name="ce38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2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2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57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57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57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57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57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57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57" table:formula="of:=CONCATENATE([.C5])" office:value-type="string" office:string-value="jr imm16" calcext:value-type="string">
            <text:p>jr imm16</text:p>
          </table:table-cell>
          <table:table-cell table:style-name="ce57" table:formula="of:=CONCATENATE([.D5])" office:value-type="string" office:string-value="jr.cc imm16" calcext:value-type="string">
            <text:p>jr.cc imm16</text:p>
          </table:table-cell>
          <table:table-cell table:style-name="ce57" table:formula="of:=CONCATENATE([.E5])" office:value-type="string" office:string-value="jr.cc r32, imm16" calcext:value-type="string">
            <text:p>jr.cc r32, imm16</text:p>
          </table:table-cell>
          <table:table-cell table:style-name="ce57" table:formula="of:=CONCATENATE([.F5])" office:value-type="string" office:string-value="ja imm32" calcext:value-type="string">
            <text:p>ja imm32</text:p>
          </table:table-cell>
          <table:table-cell table:style-name="ce57" table:formula="of:=CONCATENATE([.G5])" office:value-type="string" office:string-value="ja r32" calcext:value-type="string">
            <text:p>ja r32</text:p>
          </table:table-cell>
          <table:table-cell table:style-name="ce57" table:formula="of:=CONCATENATE([.H5])" office:value-type="string" office:string-value="ja.cc imm32" calcext:value-type="string">
            <text:p>ja.cc imm32</text:p>
          </table:table-cell>
          <table:table-cell table:style-name="ce57" table:formula="of:=CONCATENATE([.I5])" office:value-type="string" office:string-value="ja.cc r32, imm32" calcext:value-type="string">
            <text:p>ja.cc r32, imm32</text:p>
          </table:table-cell>
          <table:table-cell table:style-name="ce57" table:formula="of:=CONCATENATE([.J5])" office:value-type="string" office:string-value="xjmp r32" calcext:value-type="string">
            <text:p>xjmp r32</text:p>
          </table:table-cell>
          <table:table-cell table:style-name="ce57" table:formula="of:=CONCATENATE([.K5])" office:value-type="string" office:string-value="br imm16" calcext:value-type="string">
            <text:p>br imm16</text:p>
          </table:table-cell>
          <table:table-cell table:style-name="ce57" table:formula="of:=CONCATENATE([.L5])" office:value-type="string" office:string-value="br.cc imm16" calcext:value-type="string">
            <text:p>br.cc imm16</text:p>
          </table:table-cell>
          <table:table-cell table:style-name="ce57" table:formula="of:=CONCATENATE([.M5])" office:value-type="string" office:string-value="br.cc r32, imm16" calcext:value-type="string">
            <text:p>br.cc r32, imm16</text:p>
          </table:table-cell>
          <table:table-cell table:style-name="ce57" table:formula="of:=CONCATENATE([.N5])" office:value-type="string" office:string-value="ba imm32" calcext:value-type="string">
            <text:p>ba imm32</text:p>
          </table:table-cell>
          <table:table-cell table:style-name="ce57" table:formula="of:=CONCATENATE([.O5])" office:value-type="string" office:string-value="ba r32" calcext:value-type="string">
            <text:p>ba r32</text:p>
          </table:table-cell>
          <table:table-cell table:style-name="ce57" table:formula="of:=CONCATENATE([.P5])" office:value-type="string" office:string-value="ba.cc imm32" calcext:value-type="string">
            <text:p>ba.cc imm32</text:p>
          </table:table-cell>
          <table:table-cell table:style-name="ce57" table:formula="of:=CONCATENATE([.Q5])" office:value-type="string" office:string-value="ba.cc r32, imm32" calcext:value-type="string">
            <text:p>ba.cc r32, imm32</text:p>
          </table:table-cell>
          <table:table-cell table:style-name="ce57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2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2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57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57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57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57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57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57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7" table:formula="of:=CONCATENATE([.C6])" office:value-type="string" office:string-value="ret" calcext:value-type="string">
            <text:p>ret</text:p>
          </table:table-cell>
          <table:table-cell table:style-name="ce57" table:formula="of:=CONCATENATE([.D6])" office:value-type="string" office:string-value="iret" calcext:value-type="string">
            <text:p>iret</text:p>
          </table:table-cell>
          <table:table-cell table:style-name="ce57" table:formula="of:=CONCATENATE([.E6])" office:value-type="string" office:string-value="int imm8" calcext:value-type="string">
            <text:p>int imm8</text:p>
          </table:table-cell>
          <table:table-cell table:style-name="ce57" table:formula="of:=CONCATENATE([.F6])">
            <text:p/>
          </table:table-cell>
          <table:table-cell table:style-name="ce57" table:formula="of:=CONCATENATE([.G6])" office:value-type="string" office:string-value="enter" calcext:value-type="string">
            <text:p>enter</text:p>
          </table:table-cell>
          <table:table-cell table:style-name="ce57" table:formula="of:=CONCATENATE([.H6])" office:value-type="string" office:string-value="enter imm16" calcext:value-type="string">
            <text:p>enter imm16</text:p>
          </table:table-cell>
          <table:table-cell table:style-name="ce57" table:formula="of:=CONCATENATE([.I6])" office:value-type="string" office:string-value="enter r16" calcext:value-type="string">
            <text:p>enter r16</text:p>
          </table:table-cell>
          <table:table-cell table:style-name="ce57" table:formula="of:=CONCATENATE([.J6])" office:value-type="string" office:string-value="leave" calcext:value-type="string">
            <text:p>leave</text:p>
          </table:table-cell>
          <table:table-cell table:style-name="ce57" table:content-validation-name="val22" table:formula="of:=CONCATENATE([.K6])" office:value-type="string" office:string-value="mvtcs r16" calcext:value-type="string">
            <text:p>mvtcs r16</text:p>
          </table:table-cell>
          <table:table-cell table:style-name="ce57" table:content-validation-name="val23" table:formula="of:=CONCATENATE([.L6])" office:value-type="string" office:string-value="mvtstd r32" calcext:value-type="string">
            <text:p>mvtstd r32</text:p>
          </table:table-cell>
          <table:table-cell table:style-name="ce57" table:formula="of:=CONCATENATE([.M6])">
            <text:p/>
          </table:table-cell>
          <table:table-cell table:style-name="ce57" table:formula="of:=CONCATENATE([.N6])">
            <text:p/>
          </table:table-cell>
          <table:table-cell table:style-name="ce57" table:formula="of:=CONCATENATE([.O6])">
            <text:p/>
          </table:table-cell>
          <table:table-cell table:style-name="ce57" table:formula="of:=CONCATENATE([.P6])">
            <text:p/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57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57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57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57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57" table:content-validation-name="val13" table:formula="of:=CONCATENATE([.G7])" office:value-type="string" office:string-value="mveq r32, r32, r8, imm8" calcext:value-type="string">
            <text:p>mveq r32, r32, r8, imm8</text:p>
          </table:table-cell>
          <table:table-cell table:style-name="ce57" table:content-validation-name="val14" table:formula="of:=CONCATENATE([.H7])" office:value-type="string" office:string-value="mveq r32, r32, r16, imm16" calcext:value-type="string">
            <text:p>mveq r32, r32, r16, imm16</text:p>
          </table:table-cell>
          <table:table-cell table:style-name="ce57" table:content-validation-name="val15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57" table:formula="of:=CONCATENATE([.K7])" office:value-type="string" office:string-value="cvbtw r32, r8" calcext:value-type="string">
            <text:p>cvbtw r32, r8</text:p>
          </table:table-cell>
          <table:table-cell table:style-name="ce57" table:formula="of:=CONCATENATE([.L7])" office:value-type="string" office:string-value="cvbtw r32, d8" calcext:value-type="string">
            <text:p>cvbtw r32, d8</text:p>
          </table:table-cell>
          <table:table-cell table:style-name="ce57" table:formula="of:=CONCATENATE([.M7])" office:value-type="string" office:string-value="cvhtw r32, r16" calcext:value-type="string">
            <text:p>cvhtw r32, r16</text:p>
          </table:table-cell>
          <table:table-cell table:style-name="ce57" table:formula="of:=CONCATENATE([.N7])" office:value-type="string" office:string-value="cvhtw r32, d16" calcext:value-type="string">
            <text:p>cvhtw r32, d16</text:p>
          </table:table-cell>
          <table:table-cell table:style-name="ce57" table:formula="of:=CONCATENATE([.O7])" office:value-type="string" office:string-value="cvbth r16, r8" calcext:value-type="string">
            <text:p>cvbth r16, r8</text:p>
          </table:table-cell>
          <table:table-cell table:style-name="ce57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57" table:content-validation-name="val30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57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57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57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57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57" table:formula="of:=CONCATENATE([.C8])" office:value-type="string" office:string-value="pop r8" calcext:value-type="string">
            <text:p>pop r8</text:p>
          </table:table-cell>
          <table:table-cell table:style-name="ce57" table:formula="of:=CONCATENATE([.D8])" office:value-type="string" office:string-value="pop r16" calcext:value-type="string">
            <text:p>pop r16</text:p>
          </table:table-cell>
          <table:table-cell table:style-name="ce57" table:formula="of:=CONCATENATE([.E8])" office:value-type="string" office:string-value="pop r32" calcext:value-type="string">
            <text:p>pop r32</text:p>
          </table:table-cell>
          <table:table-cell table:style-name="ce57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57" table:formula="of:=CONCATENATE([.G8])" office:value-type="string" office:string-value="psh r8" calcext:value-type="string">
            <text:p>psh r8</text:p>
          </table:table-cell>
          <table:table-cell table:style-name="ce57" table:formula="of:=CONCATENATE([.H8])" office:value-type="string" office:string-value="psh r16" calcext:value-type="string">
            <text:p>psh r16</text:p>
          </table:table-cell>
          <table:table-cell table:style-name="ce57" table:formula="of:=CONCATENATE([.I8])" office:value-type="string" office:string-value="psh r32" calcext:value-type="string">
            <text:p>psh r32</text:p>
          </table:table-cell>
          <table:table-cell table:style-name="ce57" table:content-validation-name="val16" table:formula="of:=CONCATENATE([.J8])" office:value-type="string" office:string-value="psh mem8" calcext:value-type="string">
            <text:p>psh mem8</text:p>
          </table:table-cell>
          <table:table-cell table:style-name="ce57" table:formula="of:=CONCATENATE([.K8])" office:value-type="string" office:string-value="psh imm8" calcext:value-type="string">
            <text:p>psh imm8</text:p>
          </table:table-cell>
          <table:table-cell table:style-name="ce57" table:formula="of:=CONCATENATE([.L8])" office:value-type="string" office:string-value="psh imm16" calcext:value-type="string">
            <text:p>psh imm16</text:p>
          </table:table-cell>
          <table:table-cell table:style-name="ce57" table:formula="of:=CONCATENATE([.M8])" office:value-type="string" office:string-value="psh imm32" calcext:value-type="string">
            <text:p>psh imm32</text:p>
          </table:table-cell>
          <table:table-cell table:style-name="ce57" table:formula="of:=CONCATENATE([.N8])" office:value-type="string" office:string-value="poplst" calcext:value-type="string">
            <text:p>poplst</text:p>
          </table:table-cell>
          <table:table-cell table:style-name="ce57" table:formula="of:=CONCATENATE([.O8])" office:value-type="string" office:string-value="popst" calcext:value-type="string">
            <text:p>popst</text:p>
          </table:table-cell>
          <table:table-cell table:style-name="ce57" table:formula="of:=CONCATENATE([.P8])" office:value-type="string" office:string-value="pshlst" calcext:value-type="string">
            <text:p>pshlst</text:p>
          </table:table-cell>
          <table:table-cell table:style-name="ce57" table:formula="of:=CONCATENATE([.Q8])" office:value-type="string" office:string-value="pshst" calcext:value-type="string">
            <text:p>pshst</text:p>
          </table:table-cell>
          <table:table-cell table:style-name="ce57" table:formula="of:=CONCATENATE([.R8])">
            <text:p/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38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38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38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57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57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57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57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57" table:formula="of:=CONCATENATE([.C9])" office:value-type="string" office:string-value="lea r8, r32" calcext:value-type="string">
            <text:p>lea r8, r32</text:p>
          </table:table-cell>
          <table:table-cell table:style-name="ce57" table:formula="of:=CONCATENATE([.D9])" office:value-type="string" office:string-value="lea r16, r32" calcext:value-type="string">
            <text:p>lea r16, r32</text:p>
          </table:table-cell>
          <table:table-cell table:style-name="ce57" table:formula="of:=CONCATENATE([.E9])" office:value-type="string" office:string-value="lea r32, r32" calcext:value-type="string">
            <text:p>lea r32, r32</text:p>
          </table:table-cell>
          <table:table-cell table:style-name="ce57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57" table:formula="of:=CONCATENATE([.G9])" office:value-type="string" office:string-value="lea r8, r32, imm16" calcext:value-type="string">
            <text:p>lea r8, r32, imm16</text:p>
          </table:table-cell>
          <table:table-cell table:style-name="ce57" table:formula="of:=CONCATENATE([.H9])" office:value-type="string" office:string-value="lea r16, r32, imm16" calcext:value-type="string">
            <text:p>lea r16, r32, imm16</text:p>
          </table:table-cell>
          <table:table-cell table:style-name="ce57" table:formula="of:=CONCATENATE([.I9])" office:value-type="string" office:string-value="lea r32, r32, imm16" calcext:value-type="string">
            <text:p>lea r32, r32, imm16</text:p>
          </table:table-cell>
          <table:table-cell table:style-name="ce57" table:formula="of:=CONCATENATE([.J9])" office:value-type="string" office:string-value="lea r32, 32, imm32" calcext:value-type="string">
            <text:p>lea r32, 32, imm32</text:p>
          </table:table-cell>
          <table:table-cell table:style-name="ce57" table:formula="of:=CONCATENATE([.K9])" office:value-type="string" office:string-value="sea r32, r8" calcext:value-type="string">
            <text:p>sea r32, r8</text:p>
          </table:table-cell>
          <table:table-cell table:style-name="ce57" table:formula="of:=CONCATENATE([.L9])" office:value-type="string" office:string-value="sea r32, r16" calcext:value-type="string">
            <text:p>sea r32, r16</text:p>
          </table:table-cell>
          <table:table-cell table:style-name="ce57" table:formula="of:=CONCATENATE([.M9])" office:value-type="string" office:string-value="sea r32, r32" calcext:value-type="string">
            <text:p>sea r32, r32</text:p>
          </table:table-cell>
          <table:table-cell table:style-name="ce57" table:content-validation-name="val24" table:formula="of:=CONCATENATE([.N9])" office:value-type="string" office:string-value="sea mem32, r8" calcext:value-type="string">
            <text:p>sea mem32, r8</text:p>
          </table:table-cell>
          <table:table-cell table:style-name="ce57" table:formula="of:=CONCATENATE([.O9])" office:value-type="string" office:string-value="sea r32, imm16, r8" calcext:value-type="string">
            <text:p>sea r32, imm16, r8</text:p>
          </table:table-cell>
          <table:table-cell table:style-name="ce57" table:formula="of:=CONCATENATE([.P9])" office:value-type="string" office:string-value="sea r32, imm16, r16" calcext:value-type="string">
            <text:p>sea r32, imm16, r16</text:p>
          </table:table-cell>
          <table:table-cell table:style-name="ce57" table:formula="of:=CONCATENATE([.Q9])" office:value-type="string" office:string-value="sea r32, imm16, r32" calcext:value-type="string">
            <text:p>sea r32, imm16, r32</text:p>
          </table:table-cell>
          <table:table-cell table:style-name="ce57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38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38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38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57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57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57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57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38" table:formula="of:=CONCATENATE([.C10])" office:value-type="string" office:string-value="mov r8, r8" calcext:value-type="string">
            <text:p>mov r8, r8</text:p>
          </table:table-cell>
          <table:table-cell table:style-name="ce38" table:formula="of:=CONCATENATE([.D10])" office:value-type="string" office:string-value="mov r16, r16" calcext:value-type="string">
            <text:p>mov r16, r16</text:p>
          </table:table-cell>
          <table:table-cell table:style-name="ce38" table:formula="of:=CONCATENATE([.E10])" office:value-type="string" office:string-value="mov r32, r32" calcext:value-type="string">
            <text:p>mov r32, r32</text:p>
          </table:table-cell>
          <table:table-cell table:style-name="ce38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38" table:formula="of:=CONCATENATE([.G10])" office:value-type="string" office:string-value="mov mem8, imm8" calcext:value-type="string">
            <text:p>mov mem8, imm8</text:p>
          </table:table-cell>
          <table:table-cell table:style-name="ce38" table:formula="of:=CONCATENATE([.H10])" office:value-type="string" office:string-value="mov mem16, imm16" calcext:value-type="string">
            <text:p>mov mem16, imm16</text:p>
          </table:table-cell>
          <table:table-cell table:style-name="ce38" table:formula="of:=CONCATENATE([.I10])" office:value-type="string" office:string-value="mov mem32, imm32" calcext:value-type="string">
            <text:p>mov mem32, imm32</text:p>
          </table:table-cell>
          <table:table-cell table:style-name="ce38" table:content-validation-name="val17" table:formula="of:=CONCATENATE([.J10])" office:value-type="string" office:string-value="mov mem8, reg8" calcext:value-type="string">
            <text:p>mov mem8, reg8</text:p>
          </table:table-cell>
          <table:table-cell table:style-name="ce38" table:formula="of:=CONCATENATE([.K10])" office:value-type="string" office:string-value="xchg r8, r8" calcext:value-type="string">
            <text:p>xchg r8, r8</text:p>
          </table:table-cell>
          <table:table-cell table:style-name="ce38" table:formula="of:=CONCATENATE([.L10])" office:value-type="string" office:string-value="xchg r16, r16" calcext:value-type="string">
            <text:p>xchg r16, r16</text:p>
          </table:table-cell>
          <table:table-cell table:style-name="ce38" table:formula="of:=CONCATENATE([.M10])" office:value-type="string" office:string-value="xchg r32, r32" calcext:value-type="string">
            <text:p>xchg r32, r32</text:p>
          </table:table-cell>
          <table:table-cell table:style-name="ce38" table:content-validation-name="val25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38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38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38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57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57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57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57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57" table:formula="of:=CONCATENATE([.C11])" office:value-type="string" office:string-value="adc r8, r8" calcext:value-type="string">
            <text:p>adc r8, r8</text:p>
          </table:table-cell>
          <table:table-cell table:style-name="ce57" table:formula="of:=CONCATENATE([.D11])" office:value-type="string" office:string-value="adc r16, r16" calcext:value-type="string">
            <text:p>adc r16, r16</text:p>
          </table:table-cell>
          <table:table-cell table:style-name="ce57" table:formula="of:=CONCATENATE([.E11])" office:value-type="string" office:string-value="adc r32, r32" calcext:value-type="string">
            <text:p>adc r32, r32</text:p>
          </table:table-cell>
          <table:table-cell table:style-name="ce57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57" table:formula="of:=CONCATENATE([.G11])" office:value-type="string" office:string-value="add r8, r8" calcext:value-type="string">
            <text:p>add r8, r8</text:p>
          </table:table-cell>
          <table:table-cell table:style-name="ce57" table:formula="of:=CONCATENATE([.H11])" office:value-type="string" office:string-value="add r16, r16" calcext:value-type="string">
            <text:p>add r16, r16</text:p>
          </table:table-cell>
          <table:table-cell table:style-name="ce57" table:formula="of:=CONCATENATE([.I11])" office:value-type="string" office:string-value="add r32, r32" calcext:value-type="string">
            <text:p>add r32, r32</text:p>
          </table:table-cell>
          <table:table-cell table:style-name="ce57" table:content-validation-name="val18" table:formula="of:=CONCATENATE([.J11])" office:value-type="string" office:string-value="add r8, imm8" calcext:value-type="string">
            <text:p>add r8, imm8</text:p>
          </table:table-cell>
          <table:table-cell table:style-name="ce57" table:formula="of:=CONCATENATE([.K11])" office:value-type="string" office:string-value="sbb r8, r8" calcext:value-type="string">
            <text:p>sbb r8, r8</text:p>
          </table:table-cell>
          <table:table-cell table:style-name="ce57" table:formula="of:=CONCATENATE([.L11])" office:value-type="string" office:string-value="sbb r16, r16" calcext:value-type="string">
            <text:p>sbb r16, r16</text:p>
          </table:table-cell>
          <table:table-cell table:style-name="ce57" table:formula="of:=CONCATENATE([.M11])" office:value-type="string" office:string-value="sbb r32, r32" calcext:value-type="string">
            <text:p>sbb r32, r32</text:p>
          </table:table-cell>
          <table:table-cell table:style-name="ce57" table:content-validation-name="val26" table:formula="of:=CONCATENATE([.N11])" office:value-type="string" office:string-value="sbb r8, imm8" calcext:value-type="string">
            <text:p>sbb r8, imm8</text:p>
          </table:table-cell>
          <table:table-cell table:style-name="ce57" table:formula="of:=CONCATENATE([.O11])" office:value-type="string" office:string-value="sub r8, r8" calcext:value-type="string">
            <text:p>sub r8, r8</text:p>
          </table:table-cell>
          <table:table-cell table:style-name="ce57" table:formula="of:=CONCATENATE([.P11])" office:value-type="string" office:string-value="sub r16, r16" calcext:value-type="string">
            <text:p>sub r16, r16</text:p>
          </table:table-cell>
          <table:table-cell table:style-name="ce57" table:formula="of:=CONCATENATE([.Q11])" office:value-type="string" office:string-value="sub r32, r32" calcext:value-type="string">
            <text:p>sub r32, r32</text:p>
          </table:table-cell>
          <table:table-cell table:style-name="ce57" table:content-validation-name="val31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38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57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57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57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57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57" table:formula="of:=CONCATENATE([.C12])" office:value-type="string" office:string-value="mul r8, r8" calcext:value-type="string">
            <text:p>mul r8, r8</text:p>
          </table:table-cell>
          <table:table-cell table:style-name="ce57" table:formula="of:=CONCATENATE([.D12])" office:value-type="string" office:string-value="mul r16, r16" calcext:value-type="string">
            <text:p>mul r16, r16</text:p>
          </table:table-cell>
          <table:table-cell table:style-name="ce57" table:formula="of:=CONCATENATE([.E12])" office:value-type="string" office:string-value="mul r32, r32" calcext:value-type="string">
            <text:p>mul r32, r32</text:p>
          </table:table-cell>
          <table:table-cell table:style-name="ce57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57" table:formula="of:=CONCATENATE([.G12])" office:value-type="string" office:string-value="hmul r32, r32, r32" calcext:value-type="string">
            <text:p>hmul r32, r32, r32</text:p>
          </table:table-cell>
          <table:table-cell table:style-name="ce57" table:formula="of:=CONCATENATE([.H12])" office:value-type="string" office:string-value="hmul r32, r32, mem32" calcext:value-type="string">
            <text:p>hmul r32, r32, mem32</text:p>
          </table:table-cell>
          <table:table-cell table:style-name="ce57" table:formula="of:=CONCATENATE([.I12])">
            <text:p/>
          </table:table-cell>
          <table:table-cell table:style-name="ce57" table:formula="of:=CONCATENATE([.J12])">
            <text:p/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57" table:formula="of:=CONCATENATE([.O12])" office:value-type="string" office:string-value="div r8, r8" calcext:value-type="string">
            <text:p>div r8, r8</text:p>
          </table:table-cell>
          <table:table-cell table:style-name="ce57" table:formula="of:=CONCATENATE([.P12])" office:value-type="string" office:string-value="div r16, r16" calcext:value-type="string">
            <text:p>div r16, r16</text:p>
          </table:table-cell>
          <table:table-cell table:style-name="ce57" table:formula="of:=CONCATENATE([.Q12])" office:value-type="string" office:string-value="div r32, r32" calcext:value-type="string">
            <text:p>div r32, r32</text:p>
          </table:table-cell>
          <table:table-cell table:style-name="ce57" table:content-validation-name="val32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38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57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57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57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57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57" table:formula="of:=CONCATENATE([.C13])" office:value-type="string" office:string-value="mod r8, r8" calcext:value-type="string">
            <text:p>mod r8, r8</text:p>
          </table:table-cell>
          <table:table-cell table:style-name="ce57" table:formula="of:=CONCATENATE([.D13])" office:value-type="string" office:string-value="mod r16, r16" calcext:value-type="string">
            <text:p>mod r16, r16</text:p>
          </table:table-cell>
          <table:table-cell table:style-name="ce57" table:formula="of:=CONCATENATE([.E13])" office:value-type="string" office:string-value="mod r32, r32" calcext:value-type="string">
            <text:p>mod r32, r32</text:p>
          </table:table-cell>
          <table:table-cell table:style-name="ce57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57" table:formula="of:=CONCATENATE([.G13])" office:value-type="string" office:string-value="cmp r8, r8" calcext:value-type="string">
            <text:p>cmp r8, r8</text:p>
          </table:table-cell>
          <table:table-cell table:style-name="ce57" table:formula="of:=CONCATENATE([.H13])" office:value-type="string" office:string-value="cmp r16, r16" calcext:value-type="string">
            <text:p>cmp r16, r16</text:p>
          </table:table-cell>
          <table:table-cell table:style-name="ce57" table:formula="of:=CONCATENATE([.I13])" office:value-type="string" office:string-value="cmp r32, r32" calcext:value-type="string">
            <text:p>cmp r32, r32</text:p>
          </table:table-cell>
          <table:table-cell table:style-name="ce57" table:content-validation-name="val19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38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57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57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57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57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57" table:formula="of:=CONCATENATE([.C14])" office:value-type="string" office:string-value="and r8, r8" calcext:value-type="string">
            <text:p>and r8, r8</text:p>
          </table:table-cell>
          <table:table-cell table:style-name="ce57" table:formula="of:=CONCATENATE([.D14])" office:value-type="string" office:string-value="and r16, r16" calcext:value-type="string">
            <text:p>and r16, r16</text:p>
          </table:table-cell>
          <table:table-cell table:style-name="ce57" table:formula="of:=CONCATENATE([.E14])" office:value-type="string" office:string-value="and r32, r32" calcext:value-type="string">
            <text:p>and r32, r32</text:p>
          </table:table-cell>
          <table:table-cell table:style-name="ce57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57" table:formula="of:=CONCATENATE([.G14])" office:value-type="string" office:string-value="or r8, r8" calcext:value-type="string">
            <text:p>or r8, r8</text:p>
          </table:table-cell>
          <table:table-cell table:style-name="ce57" table:formula="of:=CONCATENATE([.H14])" office:value-type="string" office:string-value="or r16, r16" calcext:value-type="string">
            <text:p>or r16, r16</text:p>
          </table:table-cell>
          <table:table-cell table:style-name="ce57" table:formula="of:=CONCATENATE([.I14])" office:value-type="string" office:string-value="or r32, r32" calcext:value-type="string">
            <text:p>or r32, r32</text:p>
          </table:table-cell>
          <table:table-cell table:style-name="ce57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57" table:formula="of:=CONCATENATE([.K14])" office:value-type="string" office:string-value="xor r8, r8" calcext:value-type="string">
            <text:p>xor r8, r8</text:p>
          </table:table-cell>
          <table:table-cell table:style-name="ce57" table:formula="of:=CONCATENATE([.L14])" office:value-type="string" office:string-value="xor r16, r16" calcext:value-type="string">
            <text:p>xor r16, r16</text:p>
          </table:table-cell>
          <table:table-cell table:style-name="ce57" table:formula="of:=CONCATENATE([.M14])" office:value-type="string" office:string-value="xor r32, r32" calcext:value-type="string">
            <text:p>xor r32, r32</text:p>
          </table:table-cell>
          <table:table-cell table:style-name="ce57" table:content-validation-name="val27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57" table:content-validation-name="val29" table:formula="of:=CONCATENATE([.Q14])" office:value-type="string" office:string-value="bt r8" calcext:value-type="string">
            <text:p>bt r8</text:p>
          </table:table-cell>
          <table:table-cell table:style-name="ce57" table:content-validation-name="val33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57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57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57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57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57" table:formula="of:=CONCATENATE([.C15])" office:value-type="string" office:string-value="lsh r8, r8" calcext:value-type="string">
            <text:p>lsh r8, r8</text:p>
          </table:table-cell>
          <table:table-cell table:style-name="ce57" table:formula="of:=CONCATENATE([.D15])" office:value-type="string" office:string-value="lsh r16, r16" calcext:value-type="string">
            <text:p>lsh r16, r16</text:p>
          </table:table-cell>
          <table:table-cell table:style-name="ce57" table:formula="of:=CONCATENATE([.E15])" office:value-type="string" office:string-value="lsh r32, r32" calcext:value-type="string">
            <text:p>lsh r32, r32</text:p>
          </table:table-cell>
          <table:table-cell table:style-name="ce57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57" table:formula="of:=CONCATENATE([.G15])" office:value-type="string" office:string-value="rsh r8, r8" calcext:value-type="string">
            <text:p>rsh r8, r8</text:p>
          </table:table-cell>
          <table:table-cell table:style-name="ce57" table:formula="of:=CONCATENATE([.H15])" office:value-type="string" office:string-value="rsh r16, r16" calcext:value-type="string">
            <text:p>rsh r16, r16</text:p>
          </table:table-cell>
          <table:table-cell table:style-name="ce57" table:formula="of:=CONCATENATE([.I15])" office:value-type="string" office:string-value="rsh r32, r32" calcext:value-type="string">
            <text:p>rsh r32, r32</text:p>
          </table:table-cell>
          <table:table-cell table:style-name="ce57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57" table:formula="of:=CONCATENATE([.K15])" office:value-type="string" office:string-value="lrot r8, r8" calcext:value-type="string">
            <text:p>lrot r8, r8</text:p>
          </table:table-cell>
          <table:table-cell table:style-name="ce57" table:formula="of:=CONCATENATE([.L15])" office:value-type="string" office:string-value="lrot r16, r16" calcext:value-type="string">
            <text:p>lrot r16, r16</text:p>
          </table:table-cell>
          <table:table-cell table:style-name="ce57" table:formula="of:=CONCATENATE([.M15])" office:value-type="string" office:string-value="lrot r32, r32" calcext:value-type="string">
            <text:p>lrot r32, r32</text:p>
          </table:table-cell>
          <table:table-cell table:style-name="ce57" table:content-validation-name="val28" table:formula="of:=CONCATENATE([.N15])" office:value-type="string" office:string-value="lrot r8, imm8" calcext:value-type="string">
            <text:p>lrot r8, imm8</text:p>
          </table:table-cell>
          <table:table-cell table:style-name="ce57" table:formula="of:=CONCATENATE([.O15])" office:value-type="string" office:string-value="rrot r8, r8" calcext:value-type="string">
            <text:p>rrot r8, r8</text:p>
          </table:table-cell>
          <table:table-cell table:style-name="ce57" table:formula="of:=CONCATENATE([.P15])" office:value-type="string" office:string-value="rrot r16, r16" calcext:value-type="string">
            <text:p>rrot r16, r16</text:p>
          </table:table-cell>
          <table:table-cell table:style-name="ce57" table:formula="of:=CONCATENATE([.Q15])" office:value-type="string" office:string-value="rrot r32, r32" calcext:value-type="string">
            <text:p>rrot r32, r32</text:p>
          </table:table-cell>
          <table:table-cell table:style-name="ce57" table:content-validation-name="val34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57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57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57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57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57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57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57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57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57" table:formula="of:=CONCATENATE([.J16])">
            <text:p/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57" table:formula="of:=CONCATENATE([.P16])" office:value-type="string" office:string-value="bswap r16" calcext:value-type="string">
            <text:p>bswap r16</text:p>
          </table:table-cell>
          <table:table-cell table:style-name="ce57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57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57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57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57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57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57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57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57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57" table:formula="of:=CONCATENATE([.C17])" office:value-type="string" office:string-value="inc r8" calcext:value-type="string">
            <text:p>inc r8</text:p>
          </table:table-cell>
          <table:table-cell table:style-name="ce57" table:formula="of:=CONCATENATE([.D17])" office:value-type="string" office:string-value="inc r16" calcext:value-type="string">
            <text:p>inc r16</text:p>
          </table:table-cell>
          <table:table-cell table:style-name="ce57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57" table:formula="of:=CONCATENATE([.G17])" office:value-type="string" office:string-value="dec r8" calcext:value-type="string">
            <text:p>dec r8</text:p>
          </table:table-cell>
          <table:table-cell table:style-name="ce57" table:formula="of:=CONCATENATE([.H17])" office:value-type="string" office:string-value="dec r16" calcext:value-type="string">
            <text:p>dec r16</text:p>
          </table:table-cell>
          <table:table-cell table:style-name="ce57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57" table:formula="of:=CONCATENATE([.K17])" office:value-type="string" office:string-value="neg r8" calcext:value-type="string">
            <text:p>neg r8</text:p>
          </table:table-cell>
          <table:table-cell table:style-name="ce57" table:formula="of:=CONCATENATE([.L17])" office:value-type="string" office:string-value="neg r16" calcext:value-type="string">
            <text:p>neg r16</text:p>
          </table:table-cell>
          <table:table-cell table:style-name="ce57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57" table:formula="of:=CONCATENATE([.O17])" office:value-type="string" office:string-value="not r8" calcext:value-type="string">
            <text:p>not r8</text:p>
          </table:table-cell>
          <table:table-cell table:style-name="ce57" table:formula="of:=CONCATENATE([.P17])" office:value-type="string" office:string-value="not r16" calcext:value-type="string">
            <text:p>not r16</text:p>
          </table:table-cell>
          <table:table-cell table:style-name="ce57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57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57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57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57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57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57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57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57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7" table:formula="of:=CONCATENATE([.C18])" office:value-type="string" office:string-value="in r8, r8" calcext:value-type="string">
            <text:p>in r8, r8</text:p>
          </table:table-cell>
          <table:table-cell table:style-name="ce57" table:formula="of:=CONCATENATE([.D18])" office:value-type="string" office:string-value="in r16, r8" calcext:value-type="string">
            <text:p>in r16, r8</text:p>
          </table:table-cell>
          <table:table-cell table:style-name="ce57" table:formula="of:=CONCATENATE([.E18])" office:value-type="string" office:string-value="in r32, r8" calcext:value-type="string">
            <text:p>in r32, r8</text:p>
          </table:table-cell>
          <table:table-cell table:style-name="ce57" table:formula="of:=CONCATENATE([.F18])">
            <text:p/>
          </table:table-cell>
          <table:table-cell table:style-name="ce57" table:formula="of:=CONCATENATE([.G18])" office:value-type="string" office:string-value="out r8, r8" calcext:value-type="string">
            <text:p>out r8, r8</text:p>
          </table:table-cell>
          <table:table-cell table:style-name="ce57" table:formula="of:=CONCATENATE([.H18])" office:value-type="string" office:string-value="out r8, r16" calcext:value-type="string">
            <text:p>out r8, r16</text:p>
          </table:table-cell>
          <table:table-cell table:style-name="ce57" table:formula="of:=CONCATENATE([.I18])" office:value-type="string" office:string-value="out r8, r32" calcext:value-type="string">
            <text:p>out r8, r32</text:p>
          </table:table-cell>
          <table:table-cell table:style-name="ce57" table:formula="of:=CONCATENATE([.J18])">
            <text:p/>
          </table:table-cell>
          <table:table-cell table:style-name="ce57" table:formula="of:=CONCATENATE([.K18])" office:value-type="string" office:string-value="halt" calcext:value-type="string">
            <text:p>halt</text:p>
          </table:table-cell>
          <table:table-cell table:style-name="ce57" table:formula="of:=CONCATENATE([.L18])" office:value-type="string" office:string-value="wait" calcext:value-type="string">
            <text:p>wait</text:p>
          </table:table-cell>
          <table:table-cell table:style-name="ce57" table:formula="of:=CONCATENATE([.M18])" office:value-type="string" office:string-value="stop" calcext:value-type="string">
            <text:p>stop</text:p>
          </table:table-cell>
          <table:table-cell table:style-name="ce57" table:formula="of:=CONCATENATE([.N18])" office:value-type="string" office:string-value="[PREFIX AS]" calcext:value-type="string">
            <text:p>[PREFIX AS]</text:p>
          </table:table-cell>
          <table:table-cell table:style-name="ce57" table:formula="of:=CONCATENATE([.O18])" office:value-type="string" office:string-value="[PREFIX BS]" calcext:value-type="string">
            <text:p>[PREFIX BS]</text:p>
          </table:table-cell>
          <table:table-cell table:style-name="ce57" table:formula="of:=CONCATENATE([.P18])" office:value-type="string" office:string-value="[PREFIX ES]" calcext:value-type="string">
            <text:p>[PREFIX ES]</text:p>
          </table:table-cell>
          <table:table-cell table:style-name="ce57" table:formula="of:=CONCATENATE([.Q18])" office:value-type="string" office:string-value="[PREFIX FS]" calcext:value-type="string">
            <text:p>[PREFIX FS]</text:p>
          </table:table-cell>
          <table:table-cell table:style-name="ce57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57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57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57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57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57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57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57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57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57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57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57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57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40" table:formula="of:=CONCATENATE([.C20])">
            <text:p/>
          </table:table-cell>
          <table:table-cell table:style-name="ce40" office:value-type="string" calcext:value-type="string" table:number-columns-spanned="3" table:number-rows-spanned="1">
            <text:p>Not Implemented</text:p>
          </table:table-cell>
          <table:covered-table-cell table:style-name="ce40" table:formula="of:=CONCATENATE([.E20])">
            <text:p/>
          </table:covered-table-cell>
          <table:covered-table-cell table:style-name="ce40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57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57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57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57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formula="of:=CONCATENATE([.AL20])">
            <text:p/>
          </table:table-cell>
          <table:table-cell table:formula="of:=CONCATENATE([.AM20])">
            <text:p/>
          </table:table-cell>
          <table:table-cell table:formula="of:=CONCATENATE([.AN20])">
            <text:p/>
          </table:table-cell>
          <table:table-cell table:formula="of:=CONCATENATE([.AO20])">
            <text:p/>
          </table:table-cell>
          <table:table-cell table:formula="of:=CONCATENATE([.AP20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3" table:formula="of:=CONCATENATE([.C21])">
            <text:p/>
          </table:table-cell>
          <table:table-cell table:style-name="ce40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40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57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57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57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57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57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57" table:formula="of:=CONCATENATE([.AJ21])" office:value-type="string" office:string-value="bsf r8" calcext:value-type="string">
            <text:p>bsf r8</text:p>
          </table:table-cell>
          <table:table-cell table:formula="of:=CONCATENATE([.AK21])">
            <text:p/>
          </table:table-cell>
          <table:table-cell table:formula="of:=CONCATENATE([.AL21])">
            <text:p/>
          </table:table-cell>
          <table:table-cell table:formula="of:=CONCATENATE([.AM21])">
            <text:p/>
          </table:table-cell>
          <table:table-cell table:formula="of:=CONCATENATE([.AN21])">
            <text:p/>
          </table:table-cell>
          <table:table-cell table:formula="of:=CONCATENATE([.AO21])">
            <text:p/>
          </table:table-cell>
          <table:table-cell table:formula="of:=CONCATENATE([.AP2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4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57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57" table:formula="of:=CONCATENATE([.AJ22])" office:value-type="string" office:string-value="bsf r16" calcext:value-type="string">
            <text:p>bsf r16</text:p>
          </table:table-cell>
          <table:table-cell table:formula="of:=CONCATENATE([.AK22])">
            <text:p/>
          </table:table-cell>
          <table:table-cell table:formula="of:=CONCATENATE([.AL22])">
            <text:p/>
          </table:table-cell>
          <table:table-cell table:formula="of:=CONCATENATE([.AM22])">
            <text:p/>
          </table:table-cell>
          <table:table-cell table:formula="of:=CONCATENATE([.AN22])">
            <text:p/>
          </table:table-cell>
          <table:table-cell table:formula="of:=CONCATENATE([.AO22])">
            <text:p/>
          </table:table-cell>
          <table:table-cell table:formula="of:=CONCATENATE([.AP2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formula="of:=CONCATENATE([.C23])">
            <text:p/>
          </table:table-cell>
          <table:table-cell table:formula="of:=CONCATENATE([.D23])">
            <text:p/>
          </table:table-cell>
          <table:table-cell table:formula="of:=CONCATENATE([.E23])">
            <text:p/>
          </table:table-cell>
          <table:table-cell table:formula="of:=CONCATENATE([.F23])">
            <text:p/>
          </table:table-cell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57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57" table:formula="of:=CONCATENATE([.AJ23])" office:value-type="string" office:string-value="bsf r32" calcext:value-type="string">
            <text:p>bsf r32</text:p>
          </table:table-cell>
          <table:table-cell table:formula="of:=CONCATENATE([.AK23])">
            <text:p/>
          </table:table-cell>
          <table:table-cell table:formula="of:=CONCATENATE([.AL23])">
            <text:p/>
          </table:table-cell>
          <table:table-cell table:formula="of:=CONCATENATE([.AM23])">
            <text:p/>
          </table:table-cell>
          <table:table-cell table:formula="of:=CONCATENATE([.AN23])">
            <text:p/>
          </table:table-cell>
          <table:table-cell table:formula="of:=CONCATENATE([.AO23])">
            <text:p/>
          </table:table-cell>
          <table:table-cell table:formula="of:=CONCATENATE([.AP2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57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7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57" table:formula="of:=CONCATENATE([.AA24])" office:value-type="string" office:string-value="mvtcs r16" calcext:value-type="string">
            <text:p>mvtcs r16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57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57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57" table:formula="of:=CONCATENATE([.AJ24])" office:value-type="string" office:string-value="bsf imm8" calcext:value-type="string">
            <text:p>bsf imm8</text:p>
          </table:table-cell>
          <table:table-cell table:formula="of:=CONCATENATE([.AK24])">
            <text:p/>
          </table:table-cell>
          <table:table-cell table:formula="of:=CONCATENATE([.AL24])">
            <text:p/>
          </table:table-cell>
          <table:table-cell table:formula="of:=CONCATENATE([.AM24])">
            <text:p/>
          </table:table-cell>
          <table:table-cell table:formula="of:=CONCATENATE([.AN24])">
            <text:p/>
          </table:table-cell>
          <table:table-cell table:formula="of:=CONCATENATE([.AO24])">
            <text:p/>
          </table:table-cell>
          <table:table-cell table:formula="of:=CONCATENATE([.AP2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57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7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57" table:formula="of:=CONCATENATE([.AA25])" office:value-type="string" office:string-value="mvtss r16" calcext:value-type="string">
            <text:p>mvtss r16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57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57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57" table:formula="of:=CONCATENATE([.AJ25])" office:value-type="string" office:string-value="bsf imm16" calcext:value-type="string">
            <text:p>bsf imm16</text:p>
          </table:table-cell>
          <table:table-cell table:formula="of:=CONCATENATE([.AK25])">
            <text:p/>
          </table:table-cell>
          <table:table-cell table:formula="of:=CONCATENATE([.AL25])">
            <text:p/>
          </table:table-cell>
          <table:table-cell table:formula="of:=CONCATENATE([.AM25])">
            <text:p/>
          </table:table-cell>
          <table:table-cell table:formula="of:=CONCATENATE([.AN25])">
            <text:p/>
          </table:table-cell>
          <table:table-cell table:formula="of:=CONCATENATE([.AO25])">
            <text:p/>
          </table:table-cell>
          <table:table-cell table:formula="of:=CONCATENATE([.AP25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57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7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57" table:formula="of:=CONCATENATE([.AA26])" office:value-type="string" office:string-value="mvtds r16" calcext:value-type="string">
            <text:p>mvtds r16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57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57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57" table:formula="of:=CONCATENATE([.AJ26])" office:value-type="string" office:string-value="bsf imm32" calcext:value-type="string">
            <text:p>bsf imm32</text:p>
          </table:table-cell>
          <table:table-cell table:formula="of:=CONCATENATE([.AK26])">
            <text:p/>
          </table:table-cell>
          <table:table-cell table:formula="of:=CONCATENATE([.AL26])">
            <text:p/>
          </table:table-cell>
          <table:table-cell table:formula="of:=CONCATENATE([.AM26])">
            <text:p/>
          </table:table-cell>
          <table:table-cell table:formula="of:=CONCATENATE([.AN26])">
            <text:p/>
          </table:table-cell>
          <table:table-cell table:formula="of:=CONCATENATE([.AO26])">
            <text:p/>
          </table:table-cell>
          <table:table-cell table:formula="of:=CONCATENATE([.AP26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57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57" table:formula="of:=CONCATENATE([.AA27])" office:value-type="string" office:string-value="mvtas r16" calcext:value-type="string">
            <text:p>mvtas r16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57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57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57" table:formula="of:=CONCATENATE([.AJ27])" office:value-type="string" office:string-value="bsb r8" calcext:value-type="string">
            <text:p>bsb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57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57" table:formula="of:=CONCATENATE([.AA28])" office:value-type="string" office:string-value="mvtbs r16" calcext:value-type="string">
            <text:p>mvtbs r16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57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57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57" table:formula="of:=CONCATENATE([.AJ28])" office:value-type="string" office:string-value="bsb r16" calcext:value-type="string">
            <text:p>bsb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57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57" table:formula="of:=CONCATENATE([.AA29])" office:value-type="string" office:string-value="mvtes r16" calcext:value-type="string">
            <text:p>mvtes r16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57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57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57" table:formula="of:=CONCATENATE([.AJ29])" office:value-type="string" office:string-value="bsb r32" calcext:value-type="string">
            <text:p>bsb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57" table:formula="of:=CONCATENATE([.AA30])" office:value-type="string" office:string-value="mvtfs r16" calcext:value-type="string">
            <text:p>mvtfs r16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57" table:formula="of:=CONCATENATE([.AJ30])" office:value-type="string" office:string-value="bsb imm8" calcext:value-type="string">
            <text:p>bsb im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57" table:formula="of:=CONCATENATE([.AA31])" office:value-type="string" office:string-value="mvtgs r16" calcext:value-type="string">
            <text:p>mvtgs r16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57" table:formula="of:=CONCATENATE([.AJ31])" office:value-type="string" office:string-value="bsb imm16" calcext:value-type="string">
            <text:p>bsb im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7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7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57" table:formula="of:=CONCATENATE([.AJ32])" office:value-type="string" office:string-value="bsb imm32" calcext:value-type="string">
            <text:p>bsb im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7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7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7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7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 table:number-columns-repeated="16342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7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7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57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57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57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57" table:formula="of:=CONCATENATE([.AP35])" office:value-type="string" office:string-value="ffloor fpr, fpr" calcext:value-type="string">
            <text:p>ffloor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7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7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57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57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57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57" table:formula="of:=CONCATENATE([.AP36])" office:value-type="string" office:string-value="fceil fpr, fpr" calcext:value-type="string">
            <text:p>fceil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7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7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57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57" table:formula="of:=CONCATENATE([.AJ37])" office:value-type="string" office:string-value="faddi fpr, fpr, imm32" calcext:value-type="string">
            <text:p>faddi fpr, fpr, imm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57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57" table:formula="of:=CONCATENATE([.AP37])" office:value-type="string" office:string-value="fround fpr, fpr" calcext:value-type="string">
            <text:p>fround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57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57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57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57" table:formula="of:=CONCATENATE([.AP38])" office:value-type="string" office:string-value="fcvtb r8, fpr" calcext:value-type="string">
            <text:p>fcvtb r8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57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57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57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57" table:formula="of:=CONCATENATE([.AP39])" office:value-type="string" office:string-value="fcvth r16, fpr" calcext:value-type="string">
            <text:p>fcvth r16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57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57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57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57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57" table:formula="of:=CONCATENATE([.AJ40])" office:value-type="string" office:string-value="fsubi fpr, fpr, imm32" calcext:value-type="string">
            <text:p>fsubi fpr, fpr, imm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57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57" table:formula="of:=CONCATENATE([.AP40])" office:value-type="string" office:string-value="fcvtw r32, fpr" calcext:value-type="string">
            <text:p>fcvtw r32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57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57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57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57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57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57" table:formula="of:=CONCATENATE([.AM41])" office:value-type="string" office:string-value="facos fpr, fpr" calcext:value-type="string">
            <text:p>facos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57" table:formula="of:=CONCATENATE([.AP41])" office:value-type="string" office:string-value="fcvtsb r8, fpr" calcext:value-type="string">
            <text:p>fcvtsb r8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57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57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57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57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57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57" table:formula="of:=CONCATENATE([.AM42])" office:value-type="string" office:string-value="fasin fpr, fpr" calcext:value-type="string">
            <text:p>fasin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57" table:formula="of:=CONCATENATE([.AP42])" office:value-type="string" office:string-value="fcvtsh r16, fpr" calcext:value-type="string">
            <text:p>fcvtsh r16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57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57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57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57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57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57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57" table:formula="of:=CONCATENATE([.AP43])" office:value-type="string" office:string-value="fcvtsw r32, fpr" calcext:value-type="string">
            <text:p>fcvtsw r32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57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57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57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57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57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57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57" table:formula="of:=CONCATENATE([.AP44])" office:value-type="string" office:string-value="fcvfb fpr, r8" calcext:value-type="string">
            <text:p>fcvfb fpr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57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57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57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57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57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57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57" table:formula="of:=CONCATENATE([.AP45])" office:value-type="string" office:string-value="fcvfh fpr, r16" calcext:value-type="string">
            <text:p>fcvfh fpr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57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57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57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57" table:formula="of:=CONCATENATE([.AP46])" office:value-type="string" office:string-value="fcvfw fpr, r32" calcext:value-type="string">
            <text:p>fcvfw fpr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57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57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57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57" table:formula="of:=CONCATENATE([.AP47])" office:value-type="string" office:string-value="fcvfsb fpr, r8" calcext:value-type="string">
            <text:p>fcvfsb fpr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57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57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57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57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57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57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57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57" table:formula="of:=CONCATENATE([.AP48])" office:value-type="string" office:string-value="fcvfsh fpr, r16" calcext:value-type="string">
            <text:p>fcvfsh fpr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57" table:formula="of:=CONCATENATE([.U49])" office:value-type="string" office:string-value="lsh r16, imm16" calcext:value-type="string">
            <text:p>lsh r16, imm16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57" table:formula="of:=CONCATENATE([.X49])" office:value-type="string" office:string-value="rsh r16, imm16" calcext:value-type="string">
            <text:p>rsh r16, imm16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57" table:formula="of:=CONCATENATE([.AA49])" office:value-type="string" office:string-value="lrot r16, imm16" calcext:value-type="string">
            <text:p>lrot r16, imm16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57" table:formula="of:=CONCATENATE([.AD49])" office:value-type="string" office:string-value="rrot r16, imm16" calcext:value-type="string">
            <text:p>rrot r16, imm16</text:p>
          </table:table-cell>
          <table:table-cell table:formula="of:=CONCATENATE([.AE49])">
            <text:p/>
          </table:table-cell>
          <table:table-cell table:style-name="ce2" table:formula="of:=CONCATENATE([.AF49])" office:value-type="string" office:string-value="0xE" calcext:value-type="string">
            <text:p>0xE</text:p>
          </table:table-cell>
          <table:table-cell table:style-name="ce57" table:formula="of:=CONCATENATE([.AG49])" office:value-type="string" office:string-value="fxchgs r32, fpr" calcext:value-type="string">
            <text:p>fxchgs r32, fpr</text:p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57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57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57" table:formula="of:=CONCATENATE([.AP49])" office:value-type="string" office:string-value="fcvfsw fpr, r32" calcext:value-type="string">
            <text:p>fcvfsw fpr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57" table:formula="of:=CONCATENATE([.U50])" office:value-type="string" office:string-value="lsh r32, imm32" calcext:value-type="string">
            <text:p>lsh r32, imm32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57" table:formula="of:=CONCATENATE([.X50])" office:value-type="string" office:string-value="rsh r32, imm32" calcext:value-type="string">
            <text:p>rsh r32, imm32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57" table:formula="of:=CONCATENATE([.AA50])" office:value-type="string" office:string-value="lrot r32, imm32" calcext:value-type="string">
            <text:p>lrot r32, imm32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57" table:formula="of:=CONCATENATE([.AD50])" office:value-type="string" office:string-value="rrot r32, imm32" calcext:value-type="string">
            <text:p>rrot r32, imm32</text:p>
          </table:table-cell>
          <table:table-cell table:formula="of:=CONCATENATE([.AE50])">
            <text:p/>
          </table:table-cell>
          <table:table-cell table:style-name="ce2" table:formula="of:=CONCATENATE([.AF50])" office:value-type="string" office:string-value="0xF" calcext:value-type="string">
            <text:p>0xF</text:p>
          </table:table-cell>
          <table:table-cell table:style-name="ce57" table:formula="of:=CONCATENATE([.AG50])" office:value-type="string" office:string-value="fxchg r32, r32, fpr" calcext:value-type="string">
            <text:p>fxchg r32, r32, fpr</text:p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57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57" table:formula="of:=CONCATENATE([.AM50])" office:value-type="string" office:string-value="fylog2x fpr, fpr, fpr" calcext:value-type="string">
            <text:p>fy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57" table:formula="of:=CONCATENATE([.AP50])" office:value-type="string" office:string-value="fdbtsg fpr, fpr" calcext:value-type="string">
            <text:p>fdbtsg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57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57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57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57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57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57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57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57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57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57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57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57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6:46:48.1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07T18:10:41.138000000</dc:date>
    <meta:editing-duration>PT14H53M8S</meta:editing-duration>
    <meta:editing-cycles>41</meta:editing-cycles>
    <meta:generator>LibreOffice/7.6.0.3$Windows_X86_64 LibreOffice_project/69edd8b8ebc41d00b4de3915dc82f8f0fc3b6265</meta:generator>
    <meta:document-statistic meta:table-count="3" meta:cell-count="3580" meta:object-count="0"/>
  </office:meta>
</office:document-meta>
</file>